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a12a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9a12a" officeooo:paragraph-rsid="0019a12a" style:font-weight-asian="normal" style:font-weight-complex="normal"/>
    </style:style>
    <style:style style:name="P4" style:family="paragraph" style:parent-style-name="Standard">
      <style:text-properties fo:font-weight="normal" officeooo:rsid="001ef928" officeooo:paragraph-rsid="001ef928" style:font-weight-asian="normal" style:font-weight-complex="normal"/>
    </style:style>
    <style:style style:name="P5" style:family="paragraph" style:parent-style-name="Standard">
      <style:text-properties fo:font-weight="normal" officeooo:rsid="001c9830" officeooo:paragraph-rsid="0019a12a" style:font-weight-asian="normal" style:font-weight-complex="normal"/>
    </style:style>
    <style:style style:name="P6" style:family="paragraph" style:parent-style-name="Standard">
      <style:text-properties fo:font-weight="normal" officeooo:rsid="001c9830" officeooo:paragraph-rsid="001c9830" style:font-weight-asian="normal" style:font-weight-complex="normal"/>
    </style:style>
    <style:style style:name="P7" style:family="paragraph" style:parent-style-name="Standard">
      <style:text-properties fo:font-weight="normal" officeooo:rsid="001c9830" officeooo:paragraph-rsid="001c9830" style:font-weight-asian="normal" style:font-weight-complex="normal"/>
    </style:style>
    <style:style style:name="T1" style:family="text">
      <style:text-properties officeooo:rsid="00221297"/>
    </style:style>
    <style:style style:name="T2" style:family="text">
      <style:text-properties officeooo:rsid="0024e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morfismo</text:p>
      <text:p text:style-name="P2"/>
      <text:p text:style-name="P3">Poli = Muitas</text:p>
      <text:p text:style-name="P3">Morfo = Formas</text:p>
      <text:p text:style-name="P3"/>
      <text:p text:style-name="P3">Polimorfismo são muitas formas de fazer uma coisa.</text:p>
      <text:p text:style-name="P3"/>
      <text:p text:style-name="P3">&gt; Definição: Permite que um mesmo nome represente vários comportamentos diferentes.</text:p>
      <text:p text:style-name="P4"><text:tab/></text:p>
      <text:p text:style-name="P4"><text:tab/>Ex: Um método com o mesmo nome fazendo coisas diferentes.</text:p>
      <text:p text:style-name="P3"/>
      <text:p text:style-name="P3">&gt;Assinatura do método: Quantidade e os tipos dos parâmetros. Se os métodos possuem essas duas coisas iguais, eles têm a mesma assinatura.</text:p>
      <text:p text:style-name="P3"/>
      <text:p text:style-name="P5">&gt;Tipos de Polimorfismo</text:p>
      <text:p text:style-name="P5"/>
      <text:p text:style-name="P6"><text:tab/>1 – Sobreposição:</text:p>
      <text:p text:style-name="P6"/>
      <text:p text:style-name="P4"><text:tab/>Polimorfismo de sobreposição acontece quando substituímos um método de uma superclasse na sua subclasse, usando a mesma assinatura.</text:p>
      <text:p text:style-name="P6"><text:tab/></text:p>
      <text:p text:style-name="P6"><text:tab/><text:span text:style-name="T2">Características: Mesma assinatura e classes diferentes.</text:span></text:p>
      <text:p text:style-name="P6"/>
      <text:p text:style-name="P6"><text:tab/><text:span text:style-name="T1">2 – Sobrecarga:</text:span></text:p>
      <text:p text:style-name="P6"/>
      <text:p text:style-name="P6"><text:tab/><text:span text:style-name="T2">Características: Assinaturas diferentes e mesma classe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9:11:54.521100339</meta:creation-date>
    <dc:date>2022-03-19T00:04:17.399962518</dc:date>
    <meta:editing-duration>PT2H34M31S</meta:editing-duration>
    <meta:editing-cycles>5</meta:editing-cycles>
    <meta:generator>LibreOffice/7.3.1.3$Linux_X86_64 LibreOffice_project/30$Build-3</meta:generator>
    <meta:document-statistic meta:table-count="0" meta:image-count="0" meta:object-count="0" meta:page-count="1" meta:paragraph-count="15" meta:word-count="95" meta:character-count="669" meta:non-whitespace-character-count="577"/>
  </office:meta>
</office:document-meta>
</file>